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433cm" fo:min-width="4.453cm"/>
    </style:style>
    <style:style style:name="gr2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="Arrow" draw:marker-start-width="0.457cm" draw:marker-end-width="0.355cm" draw:fill-color="#000000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355cm" draw:marker-end="Arrow" draw:marker-end-width="0.457cm" draw:fill="none" draw:fill-color="#000000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000000"/>
      <style:paragraph-properties fo:text-align="center"/>
    </style:style>
    <style:style style:name="P5" style:family="paragraph">
      <style:paragraph-properties fo:text-align="center"/>
      <style:text-properties fo:color="#000000"/>
    </style:style>
    <style:style style:name="P6" style:family="paragraph">
      <loext:graphic-properties draw:fill-color="#000000"/>
      <style:paragraph-properties fo:text-align="center"/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953cm" svg:height="3.683cm" svg:x="8.319cm" svg:y="1.508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953cm" svg:height="3.683cm" svg:x="1.027cm" svg:y="9.89cm">
          <text:p text:style-name="P1">Service</text:p>
          <text:p text:style-name="P1">provider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953cm" svg:height="3.683cm" svg:x="15.601cm" svg:y="9.89cm">
          <text:p text:style-name="P1">IRMA Api<text:line-break/>Serve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53cm" svg:y1="10.144cm" svg:x2="15.605cm" svg:y2="10.144cm">
          <text:p text:style-name="P1"/>
          <text:p text:style-name="P1">(2) sprequest</text:p>
        </draw:line>
        <draw:line draw:style-name="gr3" draw:text-style-name="P3" draw:layer="layout" svg:x1="5.953cm" svg:y1="11.414cm" svg:x2="15.605cm" svg:y2="11.414cm">
          <text:p text:style-name="P1"/>
          <text:p text:style-name="P1"><text:span text:style-name="T1">(3) SessionToken</text:span></text:p>
        </draw:line>
        <draw:connector draw:style-name="gr4" draw:text-style-name="P4" draw:layer="layout" draw:type="line" svg:x1="13.272cm" svg:y1="3.349cm" svg:x2="18.077cm" svg:y2="9.89cm" draw:start-shape="id1" draw:start-glue-point="1" draw:end-shape="id2" draw:end-glue-point="0" svg:d="M13272 3349l4805 6541" svg:viewBox="0 0 4806 6542">
          <text:p text:style-name="P1">(5) Disclosure Proof</text:p>
        </draw:connector>
        <draw:connector draw:style-name="gr4" draw:text-style-name="P4" draw:layer="layout" draw:type="curve" svg:x1="8.319cm" svg:y1="3.349cm" svg:x2="3.503cm" svg:y2="9.89cm" draw:start-shape="id1" draw:start-glue-point="3" draw:end-shape="id3" draw:end-glue-point="0" svg:d="M8319 3349c-3211 0-4816 2180-4816 6541" svg:viewBox="0 0 4817 6542">
          <text:p text:style-name="P1">(1) Visit website <text:s text:c="24"/></text:p>
          <text:p text:style-name="P1">sp <text:s text:c="20"/><text:s text:c="4"/></text:p>
        </draw:connector>
        <draw:connector draw:style-name="gr4" draw:text-style-name="P4" draw:layer="layout" draw:type="line" svg:x1="3.503cm" svg:y1="9.89cm" svg:x2="8.319cm" svg:y2="3.349cm" draw:start-shape="id3" draw:start-glue-point="0" draw:end-shape="id1" svg:d="M3503 9890l4816-6541" svg:viewBox="0 0 4817 6542">
          <text:p text:style-name="P1"><text:s text:c="29"/></text:p>
          <text:p text:style-name="P1"><text:s text:c="31"/></text:p>
          <text:p text:style-name="P1"/>
          <text:p text:style-name="P1"><text:s text:c="26"/>(4) SessionToken</text:p>
          <text:p text:style-name="P1"><text:s text:c="30"/>in QR</text:p>
        </draw:connector>
        <draw:line draw:style-name="gr3" draw:text-style-name="P6" draw:layer="layout" svg:x1="5.953cm" svg:y1="12.938cm" svg:x2="15.605cm" svg:y2="12.938cm">
          <text:p text:style-name="P5"><text:span text:style-name="T1"/></text:p>
          <text:p text:style-name="P5"><text:span text:style-name="T1"/></text:p>
          <text:p text:style-name="P5"><text:span text:style-name="T1">(6) JWT with proof validity</text:span><text:span text:style-name="T1"><text:line-break/></text:span><text:span text:style-name="T1">and attributes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oen van Ingen</meta:initial-creator>
    <meta:creation-date>2016-11-14T12:45:30.784144224</meta:creation-date>
    <dc:date>2016-11-14T13:23:28.845522120</dc:date>
    <dc:creator>Koen van Ingen</dc:creator>
    <meta:editing-duration>PT37M56S</meta:editing-duration>
    <meta:editing-cycles>4</meta:editing-cycles>
    <meta:generator>LibreOffice/5.1.5.2$Linux_X86_64 LibreOffice_project/10m0$Build-2</meta:generator>
    <meta:document-statistic meta:object-count="9"/>
  </office:meta>
</office:document-meta>
</file>